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8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0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20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20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20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20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29T00:00:00" table:style-name="ce14">
            <text:p>29-mars</text:p>
          </table:table-cell>
          <table:table-cell office:value-type="string" table:style-name="ce15">
            <text:p>Linkedin</text:p>
          </table:table-cell>
          <table:table-cell office:value-type="string" table:style-name="ce16">
            <text:p>Emanuala Corbisiero</text:p>
          </table:table-cell>
          <table:table-cell office:value-type="string" table:style-name="ce17">
            <text:p>Eaton</text:p>
          </table:table-cell>
          <table:table-cell office:value-type="string" table:style-name="ce18">
            <text:p>Eaton</text:p>
          </table:table-cell>
          <table:table-cell office:value-type="string" table:style-name="ce18">
            <text:p>Product Owner</text:p>
          </table:table-cell>
          <table:table-cell office:value-type="string" table:style-name="ce18">
            <text:p>Montbonnot</text:p>
          </table:table-cell>
          <table:table-cell office:value-type="string" table:style-name="ce18">
            <text:p>contact linkedin</text:p>
          </table:table-cell>
          <table:table-cell office:value-type="string" table:style-name="ce14">
            <text:p>entretien 31/03 telephonique. Envoi candidature sur site</text:p>
          </table:table-cell>
          <table:table-cell office:value-type="string" table:style-name="ce19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03T00:00:00" table:style-name="ce14">
            <text:p>03-avr</text:p>
          </table:table-cell>
          <table:table-cell office:value-type="string" table:style-name="ce15">
            <text:p>LinkedIn</text:p>
          </table:table-cell>
          <table:table-cell office:value-type="string" table:style-name="ce16">
            <text:p>Jessica Menzue me nang</text:p>
          </table:table-cell>
          <table:table-cell office:value-type="string" table:style-name="ce17">
            <text:p>St Microelectronic</text:p>
          </table:table-cell>
          <table:table-cell office:value-type="string" table:style-name="ce18">
            <text:p>ST Microelectronic</text:p>
          </table:table-cell>
          <table:table-cell office:value-type="string" table:style-name="ce18">
            <text:p>Business Analist</text:p>
          </table:table-cell>
          <table:table-cell office:value-type="string" table:style-name="ce18">
            <text:p>Crolles</text:p>
          </table:table-cell>
          <table:table-cell office:value-type="string" table:style-name="ce18">
            <text:p>Poste de business analyste sous dimensionné, retour pour un autre poste la semaine prochaine</text:p>
          </table:table-cell>
          <table:table-cell office:value-type="string" table:style-name="ce14">
            <text:p>Entretien LinkedIn</text:p>
          </table:table-cell>
          <table:table-cell office:value-type="string" table:style-name="ce19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number-rows-repeated="1048529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Frédéric Fromager</meta:initial-creator>
    <dc:creator>Frédéric Fromager</dc:creator>
    <meta:creation-date>2018-09-19T09:07:21Z</meta:creation-date>
    <dc:date>2023-04-06T08:49:02Z</dc:date>
    <meta:editing-cycles>127</meta:editing-cycles>
    <meta:editing-duration>PT127140S</meta:editing-duration>
  </office:meta>
</office:document-meta>
</file>